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00000010111B5AC4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006b6b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90016" draw:textarea-horizontal-align="justify" draw:textarea-vertical-align="middle" draw:auto-grow-height="false"/>
    </style:style>
    <style:style style:name="gr5" style:family="graphic" style:parent-style-name="standard">
      <style:graphic-properties svg:stroke-width="0.203cm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345cm" svg:height="4.044cm" svg:x="0.532cm" svg:y="4.49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1" draw:layer="layout" svg:width="5.012cm" svg:height="3.682cm" svg:x="2.093cm" svg:y="0.583cm">
          <draw:image xlink:href="Pictures/10000000000001100000010111B5AC4B.jpg" xlink:type="simple" xlink:show="embed" xlink:actuate="onLoad">
            <text:p/>
          </draw:image>
        </draw:frame>
        <draw:custom-shape draw:style-name="gr3" draw:text-style-name="P1" draw:layer="layout" svg:width="3.693cm" svg:height="4.693cm" svg:x="2.513cm" svg:y="2.5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id="id1" draw:layer="layout" svg:width="3.065cm" svg:height="2.262cm" svg:x="0.402cm" svg:y="0.3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2" draw:layer="layout" svg:width="3.333cm" svg:height="1.976cm" svg:x="1.255cm" svg:y="4.822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.934cm" svg:y1="2.646cm" svg:x2="2.921cm" svg:y2="4.822cm" draw:start-shape="id1" draw:start-glue-point="2" draw:end-shape="id2" draw:end-glue-point="0">
          <text:p/>
        </draw:connector>
        <draw:custom-shape draw:style-name="gr4" draw:text-style-name="P1" draw:id="id3" draw:layer="layout" svg:width="3.333cm" svg:height="1.976cm" svg:x="5.195cm" svg:y="2.931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467cm" svg:y1="1.515cm" svg:x2="6.861cm" svg:y2="2.931cm" draw:start-shape="id1" draw:end-shape="id3" draw:end-glue-point="0">
          <text:p/>
        </draw:connector>
        <draw:custom-shape draw:style-name="gr4" draw:text-style-name="P1" draw:id="id4" draw:layer="layout" svg:width="3.333cm" svg:height="1.976cm" svg:x="5.196cm" svg:y="6.548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6.861cm" svg:y1="4.907cm" svg:x2="6.862cm" svg:y2="6.548cm" draw:start-shape="id3" draw:start-glue-point="2" draw:end-shape="id4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14cm" fo:page-height="8.81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Fabrizio Pastore</meta:initial-creator>
    <meta:creation-date>2007-08-22T21:51:54</meta:creation-date>
    <dc:creator>Fabrizio Pastore</dc:creator>
    <dc:date>2008-04-05T00:30:19</dc:date>
    <meta:editing-cycles>3</meta:editing-cycles>
    <meta:editing-duration>PT15M6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